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00.00%" fo:text-align="left" fo:margin-top="18.00pt" fo:margin-bottom="6.00pt"/>
    </style:style>
    <style:style style:name="P16" style:family="paragraph">
      <style:paragraph-properties fo:line-height="115.00%" fo:text-align="left"/>
    </style:style>
    <style:style style:name="P17" style:family="paragraph">
      <style:paragraph-properties fo:line-height="100.00%" fo:text-align="left" fo:margin-top="18.00pt" fo:margin-bottom="6.00p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00.00%" fo:text-align="left" fo:margin-top="20.00pt" fo:margin-bottom="6.00pt"/>
    </style:style>
    <style:style style:name="P20" style:family="paragraph">
      <style:paragraph-properties fo:line-height="100.00%" fo:text-align="left" fo:margin-top="18.00pt" fo:margin-bottom="6.00pt"/>
    </style:style>
    <style:style style:name="P21" style:family="paragraph">
      <style:paragraph-properties fo:line-height="115.00%" fo:text-align="lef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left"/>
    </style:style>
    <style:style style:name="P24" style:family="paragraph">
      <style:paragraph-properties fo:line-height="100.00%" fo:text-align="left" fo:margin-top="18.00pt" fo:margin-bottom="6.00pt"/>
    </style:style>
    <style:style style:name="P25" style:family="paragraph">
      <style:paragraph-properties fo:line-height="100.00%" fo:text-align="left" fo:margin-top="20.00pt" fo:margin-bottom="6.00pt"/>
    </style:style>
    <style:style style:name="P26" style:family="paragraph">
      <style:paragraph-properties fo:line-height="100.00%" fo:text-align="left" fo:margin-top="18.00pt" fo:margin-bottom="6.00p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top="18.00pt" fo:margin-bottom="6.00pt"/>
    </style:style>
    <style:style style:name="P29" style:family="paragraph">
      <style:paragraph-properties fo:line-height="115.00%" fo:text-align="left"/>
    </style:style>
    <style:style style:name="P30" style:family="paragraph">
      <style:paragraph-properties fo:line-height="100.00%" fo:text-align="left" fo:margin-top="18.00pt" fo:margin-bottom="6.00pt"/>
    </style:style>
    <style:style style:name="P31" style:family="paragraph">
      <style:paragraph-properties fo:line-height="115.00%" fo:text-align="left"/>
    </style:style>
    <style:style style:name="P32" style:family="paragraph">
      <style:paragraph-properties fo:line-height="100.00%" fo:text-align="left" fo:margin-top="20.00pt" fo:margin-bottom="6.00pt"/>
    </style:style>
    <style:style style:name="P33" style:family="paragraph">
      <style:paragraph-properties fo:line-height="100.00%" fo:text-align="left" fo:margin-top="18.00pt" fo:margin-bottom="6.00pt"/>
    </style:style>
    <style:style style:name="P34" style:family="paragraph">
      <style:paragraph-properties fo:line-height="115.00%" fo:text-align="left"/>
    </style:style>
    <style:style style:name="P35" style:family="paragraph">
      <style:paragraph-properties fo:line-height="100.00%" fo:text-align="left" fo:margin-top="20.00pt" fo:margin-bottom="6.00pt"/>
    </style:style>
    <style:style style:name="P36" style:family="paragraph">
      <style:paragraph-properties fo:line-height="115.00%" fo:text-align="left"/>
    </style:style>
    <style:style style:name="P37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81178.0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38" style:family="paragraph">
      <style:paragraph-properties fo:line-height="115.00%" fo:text-align="left"/>
    </style:style>
    <style:style style:name="P39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81178.0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0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1" style:family="paragraph">
      <style:paragraph-properties fo:line-height="115.00%" fo:text-align="right"/>
    </style:style>
    <style:style style:name="P42" style:family="paragraph">
      <style:paragraph-properties fo:line-height="115.00%" fo:text-align="left"/>
    </style:style>
    <style:style style:name="P43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4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5" style:family="paragraph">
      <style:paragraph-properties fo:line-height="115.00%" fo:text-align="right"/>
    </style:style>
    <style:style style:name="P46" style:family="paragraph">
      <style:paragraph-properties fo:line-height="115.00%" fo:text-align="left"/>
    </style:style>
    <style:style style:name="P47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48" style:family="paragraph">
      <style:paragraph-properties fo:line-height="115.00%" fo:text-align="left"/>
    </style:style>
    <style:style style:name="P49" style:family="paragraph">
      <style:paragraph-properties fo:line-height="100.00%" fo:text-align="left" fo:margin-top="20.00pt" fo:margin-bottom="6.00pt"/>
    </style:style>
    <style:style style:name="P50" style:family="paragraph">
      <style:paragraph-properties fo:line-height="100.00%" fo:text-align="left" fo:margin-top="18.00pt" fo:margin-bottom="6.00pt"/>
    </style:style>
    <style:style style:name="P51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/></text:p>
      <text:p text:style-name="P8"><text:a xlink:href="#_xkbpxkl6umhk"><text:span text:style-name="T15">2 -</text:span></text:a><text:span text:style-name="T16"><text:s/>Mise en page</text:span></text:p>
      <text:p text:style-name="P8"><text:span text:style-name="T16">3 - Rendu</text:span></text:p>
      <text:p text:style-name="P8"><text:span text:style-name="T16">4 - CSS &amp; Javascript</text:span></text:p>
      <text:p text:style-name="P8"><text:span text:style-name="T16">5 - Réseau</text:span></text:p>
      <text:p text:style-name="P9"><text:a xlink:href="#_r7gkf09frlj5"><text:span text:style-name="T18">III - Accessibilité du site</text:span></text:a><text:span text:style-name="T19"/></text:p>
      <text:p text:style-name="P9"><text:span text:style-name="T19">1- Atributs</text:span></text:p>
      <text:p text:style-name="P9"><text:span text:style-name="T19">2- Element title</text:span></text:p>
      <text:p text:style-name="P9"><text:span text:style-name="T19">3- Libellés</text:span></text:p>
      <text:p text:style-name="P9"><text:span text:style-name="T19"><text:s/>4- Nom des liens </text:span></text:p>
      <text:p text:style-name="P9"><text:span text:style-name="T19">5- Contraste</text:span></text:p>
      <text:p text:style-name="P9"><text:span text:style-name="T19">6- Internationalisation et localisation</text:span></text:p>
      <text:p text:style-name="P9"><text:span text:style-name="T19">7- Navigation</text:span><text:span text:style-name="T20"/></text:p>
      <text:p text:style-name="P9"><text:a xlink:href="#_s89pup9bbtic"><text:span text:style-name="T22">IV - Détails de réalisation</text:span><text:span text:style-name="T23"><text:s/>HYPERLINK "#_s89pup9bbtic"</text:span><text:span text:style-name="T24">s</text:span><text:span text:style-name="T25"><text:s/>HYPERLINK "#_s89pup9bbtic"</text:span><text:span text:style-name="T26"><text:s/>additionnelles à la demande du client</text:span></text:a><text:span text:style-name="T27"><text:tab/>2</text:span></text:p>
      <text:p text:style-name="P10"><text:a xlink:href="#_gt5hgt2h0fn6"><text:span text:style-name="T29">1 - …</text:span></text:a><text:span text:style-name="T30"><text:tab/>2</text:span></text:p>
      <text:p text:style-name="P11"><text:a xlink:href="#_w04kirgfeg7j"><text:span text:style-name="T32">Annexe</text:span></text:a><text:span text:style-name="T33"><text:tab/>3</text:span></text:p>
      <text:p text:style-name="P12"><text:a xlink:href="#_3m019n8dyixe"><text:span text:style-name="T35">Rapport complet de l’audit Lighthouse</text:span></text:a><text:span text:style-name="T36"><text:tab/>3</text:span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3"><text:span text:style-name="T37"/></text:p>
      <text:p text:style-name="P14"><text:span text:style-name="T38">I - Score Lighthouse</text:span></text:p>
      <text:p text:style-name="P15"><text:span text:style-name="T39">Score Lighthouse avant optimisation</text:span></text:p>
      <text:p text:style-name="P16"><text:span text:style-name="T40">[</text:span><text:span text:style-name="T41">Insérer ici une capture des scores Lighthouse avant optimisation</text:span><text:span text:style-name="T42">]</text:span></text:p>
      <text:p text:style-name="P17"><text:span text:style-name="T43">Score Lighthouse après optimisation</text:span></text:p>
      <text:p text:style-name="P18"><text:span text:style-name="T44">[</text:span><text:span text:style-name="T45">Insérer ici une capture des scores Lighthouse après optimisation</text:span><text:span text:style-name="T46">]</text:span></text:p>
      <text:p text:style-name="P19"><text:span text:style-name="T47">II - Détails des optimisations et interventions effectuées</text:span></text:p>
      <text:p text:style-name="P20"><text:span text:style-name="T48">1 - Les images</text:span></text:p>
      <text:p text:style-name="P21"><text:span text:style-name="T49">Le projet comporte originellement<text:s/></text:span><text:span text:style-name="T50">XX</text:span><text:span text:style-name="T51"><text:s/>images pour un poids total de<text:s/></text:span><text:span text:style-name="T52">XX </text:span><text:span text:style-name="T53">MB. Nous avons effectué les modifications suivantes aux images :</text:span></text:p>
      <text:list text:style-name="L22">
        <text:list-item>
          <text:p text:style-name="P22"><text:span text:style-name="T53">…</text:span></text:p>
        </text:list-item>
        <text:list-item>
          <text:p text:style-name="P22"><text:span text:style-name="T53">…</text:span></text:p>
        </text:list-item>
        <text:list-item>
          <text:p text:style-name="P22"><text:span text:style-name="T53">…</text:span></text:p>
        </text:list-item>
      </text:list>
      <text:p text:style-name="P23"><text:span text:style-name="T53">Après les modifications, le poids total des images est de<text:s/></text:span><text:span text:style-name="T54">XX </text:span><text:span text:style-name="T55">MB, soit un gain de<text:s/></text:span><text:span text:style-name="T56">XX </text:span><text:span text:style-name="T57">%.</text:span></text:p>
      <text:p text:style-name="P24"><text:span text:style-name="T58">2 - …</text:span></text:p>
      <text:p text:style-name="P25"><text:span text:style-name="T59">III - Accessibilité du site</text:span></text:p>
      <text:p text:style-name="P26"><text:span text:style-name="T60">Accessibilité avant optimisation </text:span></text:p>
      <text:p text:style-name="P27"><text:span text:style-name="T61">[Insérer une capture de la page du site avec l’extension Wave avant optimisation]</text:span></text:p>
      <text:p text:style-name="P27"><text:span text:style-name="T62"/></text:p>
      <text:p text:style-name="P28"><text:span text:style-name="T63">Accessibilité après optimisation</text:span></text:p>
      <text:p text:style-name="P29"><text:span text:style-name="T64">[Insérer une capture de la page du site avec l’extension Wave après optimisation]</text:span></text:p>
      <text:p text:style-name="P29"><text:span text:style-name="T65"/></text:p>
      <text:p text:style-name="P30"><text:span text:style-name="T66">Modifications effectuées</text:span></text:p>
      <text:p text:style-name="P31"><text:span text:style-name="T67">[Lister les modifications faites pour valider l’accessibilité]</text:span></text:p>
      <text:p text:style-name="P32"><text:span text:style-name="T68">IV - Détails de réalisations additionnelles à la demande du client</text:span></text:p>
      <text:p text:style-name="P33"><text:span text:style-name="T69">1 - …</text:span></text:p>
      <text:p text:style-name="P34"><text:span text:style-name="T70"/></text:p>
      <text:p text:style-name="P35"><text:span text:style-name="T71">V - Cahier de recette</text:span></text:p>
      <text:p text:style-name="P36"><text:span text:style-name="T72">Détail des fonctionnalités débuggées et de leur statut :</text:span></text:p>
      <text:p text:style-name="P36"><text:span text:style-name="T7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38"><text:span text:style-name="T74">ID</text:span><text:span text:style-name="T75"/></text:p>
          </table:table-cell>
          <table:table-cell table:style-name="TableCell010001">
            <text:p text:style-name="P38"><text:span text:style-name="T76">Action</text:span><text:span text:style-name="T77"/></text:p>
          </table:table-cell>
          <table:table-cell table:style-name="TableCell010002">
            <text:p text:style-name="P38"><text:span text:style-name="T78">Résultat initial</text:span><text:span text:style-name="T79"/></text:p>
          </table:table-cell>
          <table:table-cell table:style-name="TableCell010003">
            <text:p text:style-name="P38"><text:span text:style-name="T80">Résultat attendu</text:span><text:span text:style-name="T81"/></text:p>
          </table:table-cell>
          <table:table-cell table:style-name="TableCell010004">
            <text:p text:style-name="P38"><text:span text:style-name="T82">Statut</text:span><text:span text:style-name="T83"/></text:p>
          </table:table-cell>
          <table:table-cell table:style-name="TableCell010005">
            <text:p text:style-name="P38"><text:span text:style-name="T84">Remarques et commentaires</text:span><text:span text:style-name="T85"/></text:p>
          </table:table-cell>
        </table:table-row>
        <table:table-row table:style-name="TableRow0101">
          <table:table-cell table:style-name="TableCell010100">
            <text:p text:style-name="P41"><text:span text:style-name="T86">1</text:span><text:span text:style-name="T87"/></text:p>
          </table:table-cell>
          <table:table-cell table:style-name="TableCell010101">
            <text:p text:style-name="P42"><text:span text:style-name="T87"/></text:p>
          </table:table-cell>
          <table:table-cell table:style-name="TableCell010102">
            <text:p text:style-name="P42"><text:span text:style-name="T87"/></text:p>
          </table:table-cell>
          <table:table-cell table:style-name="TableCell010103">
            <text:p text:style-name="P42"><text:span text:style-name="T87"/></text:p>
          </table:table-cell>
          <table:table-cell table:style-name="TableCell010104">
            <text:p text:style-name="P42"><text:span text:style-name="T88">À faire / Résolu</text:span><text:span text:style-name="T89"/></text:p>
          </table:table-cell>
          <table:table-cell table:style-name="TableCell010105">
            <text:p text:style-name="P42"><text:span text:style-name="T89"/></text:p>
          </table:table-cell>
        </table:table-row>
        <table:table-row table:style-name="TableRow0102">
          <table:table-cell table:style-name="TableCell010200">
            <text:p text:style-name="P45"><text:span text:style-name="T90">2</text:span><text:span text:style-name="T91"/></text:p>
          </table:table-cell>
          <table:table-cell table:style-name="TableCell010201">
            <text:p text:style-name="P46"><text:span text:style-name="T91"/></text:p>
          </table:table-cell>
          <table:table-cell table:style-name="TableCell010202">
            <text:p text:style-name="P46"><text:span text:style-name="T91"/></text:p>
          </table:table-cell>
          <table:table-cell table:style-name="TableCell010203">
            <text:p text:style-name="P46"><text:span text:style-name="T91"/></text:p>
          </table:table-cell>
          <table:table-cell table:style-name="TableCell010204">
            <text:p text:style-name="P46"><text:span text:style-name="T91"/></text:p>
          </table:table-cell>
          <table:table-cell table:style-name="TableCell010205">
            <text:p text:style-name="P46"><text:span text:style-name="T91"/></text:p>
          </table:table-cell>
        </table:table-row>
      </table:table>
      <text:p text:style-name="P48"><text:span text:style-name="T91"/></text:p>
      <text:p text:style-name="P49"><text:span text:style-name="T92">Annexe</text:span></text:p>
      <text:p text:style-name="P50"><text:span text:style-name="T93">Rapport complet de l’audit Lighthouse</text:span></text:p>
      <text:p text:style-name="P51"><text:span text:style-name="T94"/></text:p>
      <text:p text:style-name="P51"><text:span text:style-name="T94"/></text:p>
      <text:p text:style-name="P51"><text:span text:style-name="T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